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cm"/>
      <style:paragraph-properties style:writing-mode="lr-tb"/>
    </style:style>
    <style:style style:name="gr7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8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3465a4" loext:opacity="100%" style:text-position="-8% 58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4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8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0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5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21.6cm" svg:y1="14.7cm" svg:x2="23.4cm" svg:y2="14.7cm">
            <text:p/>
          </draw:line>
          <draw:line draw:style-name="gr2" draw:text-style-name="P1" draw:layer="layout" svg:x1="21.6cm" svg:y1="16cm" svg:x2="23.4cm" svg:y2="16cm">
            <text:p/>
          </draw:line>
          <draw:line draw:style-name="gr2" draw:text-style-name="P1" draw:layer="layout" svg:x1="21.6cm" svg:y1="16cm" svg:x2="21.6cm" svg:y2="14.7cm">
            <text:p/>
          </draw:line>
          <draw:line draw:style-name="gr2" draw:text-style-name="P1" draw:layer="layout" svg:x1="23.4cm" svg:y1="16cm" svg:x2="23.4cm" svg:y2="14.7cm">
            <text:p/>
          </draw:line>
          <draw:line draw:style-name="gr2" draw:text-style-name="P1" draw:layer="layout" svg:x1="23.4cm" svg:y1="15cm" svg:x2="24cm" svg:y2="15cm">
            <text:p/>
          </draw:line>
          <draw:line draw:style-name="gr2" draw:text-style-name="P1" draw:layer="layout" svg:x1="21cm" svg:y1="15cm" svg:x2="21.6cm" svg:y2="15cm">
            <text:p/>
          </draw:line>
          <draw:frame draw:style-name="gr38" draw:text-style-name="P18" draw:layer="layout" svg:width="1.014cm" svg:height="0.467cm" svg:x="21.536cm" svg:y="14.765cm">
            <draw:text-box>
              <text:p text:style-name="P3"><text:span text:style-name="T11">V</text:span><text:span text:style-name="T12">IN</text:span></text:p>
            </draw:text-box>
          </draw:frame>
          <draw:frame draw:style-name="gr40" draw:text-style-name="P18" draw:layer="layout" svg:width="0.972cm" svg:height="0.5cm" svg:x="22.028cm" svg:y="15.5cm">
            <draw:text-box>
              <text:p text:style-name="P3"><text:span text:style-name="T11">ADJ</text:span></text:p>
            </draw:text-box>
          </draw:frame>
          <draw:frame draw:style-name="gr65" draw:text-style-name="P18" draw:layer="layout" svg:width="0.862cm" svg:height="0.5cm" svg:x="22.6cm" svg:y="14.748cm">
            <draw:text-box>
              <text:p text:style-name="P3"><text:span text:style-name="T11">V</text:span><text:span text:style-name="T12">OUT</text:span></text:p>
            </draw:text-box>
          </draw:frame>
          <draw:line draw:style-name="gr2" draw:text-style-name="P1" draw:layer="layout" svg:x1="22.5cm" svg:y1="16.5cm" svg:x2="22.5cm" svg:y2="16cm">
            <text:p/>
          </draw:line>
        </draw:g>
        <draw:frame draw:style-name="gr50" draw:text-style-name="P8" draw:layer="layout" svg:width="1.226cm" svg:height="0.725cm" svg:x="22.074cm" svg:y="14.2cm">
          <draw:text-box>
            <text:p><text:span text:style-name="T4">U1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6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7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69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69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0" draw:text-style-name="P6" draw:layer="layout" svg:x1="11cm" svg:y1="10.5cm" svg:x2="10.8cm" svg:y2="10.5cm">
            <text:p/>
          </draw:line>
          <draw:line draw:style-name="gr70" draw:text-style-name="P6" draw:layer="layout" svg:x1="11cm" svg:y1="10cm" svg:x2="10.8cm" svg:y2="10cm">
            <text:p/>
          </draw:line>
          <draw:line draw:style-name="gr70" draw:text-style-name="P6" draw:layer="layout" svg:x1="11cm" svg:y1="9.1cm" svg:x2="10.8cm" svg:y2="9.1cm">
            <text:p/>
          </draw:line>
          <draw:line draw:style-name="gr70" draw:text-style-name="P6" draw:layer="layout" svg:x1="11cm" svg:y1="9cm" svg:x2="10.8cm" svg:y2="9cm">
            <text:p/>
          </draw:line>
          <draw:line draw:style-name="gr70" draw:text-style-name="P6" draw:layer="layout" svg:x1="11cm" svg:y1="9.3cm" svg:x2="10.8cm" svg:y2="9.3cm">
            <text:p/>
          </draw:line>
          <draw:line draw:style-name="gr70" draw:text-style-name="P6" draw:layer="layout" svg:x1="11cm" svg:y1="9.6cm" svg:x2="10.8cm" svg:y2="9.6cm">
            <text:p/>
          </draw:line>
          <draw:line draw:style-name="gr70" draw:text-style-name="P6" draw:layer="layout" svg:x1="11cm" svg:y1="8.5cm" svg:x2="10.8cm" svg:y2="8.5cm">
            <text:p/>
          </draw:line>
          <draw:line draw:style-name="gr70" draw:text-style-name="P6" draw:layer="layout" svg:x1="11cm" svg:y1="8cm" svg:x2="10.8cm" svg:y2="8cm">
            <text:p/>
          </draw:line>
          <draw:line draw:style-name="gr70" draw:text-style-name="P6" draw:layer="layout" svg:x1="11cm" svg:y1="7.1cm" svg:x2="10.8cm" svg:y2="7.1cm">
            <text:p/>
          </draw:line>
          <draw:line draw:style-name="gr70" draw:text-style-name="P6" draw:layer="layout" svg:x1="11cm" svg:y1="7cm" svg:x2="10.8cm" svg:y2="7cm">
            <text:p/>
          </draw:line>
          <draw:line draw:style-name="gr70" draw:text-style-name="P6" draw:layer="layout" svg:x1="11cm" svg:y1="7.3cm" svg:x2="10.8cm" svg:y2="7.3cm">
            <text:p/>
          </draw:line>
          <draw:line draw:style-name="gr70" draw:text-style-name="P6" draw:layer="layout" svg:x1="11cm" svg:y1="7.6cm" svg:x2="10.8cm" svg:y2="7.6cm">
            <text:p/>
          </draw:line>
          <draw:line draw:style-name="gr70" draw:text-style-name="P6" draw:layer="layout" svg:x1="11cm" svg:y1="6.5cm" svg:x2="10.8cm" svg:y2="6.5cm">
            <text:p/>
          </draw:line>
          <draw:line draw:style-name="gr70" draw:text-style-name="P6" draw:layer="layout" svg:x1="11cm" svg:y1="6cm" svg:x2="10.8cm" svg:y2="6cm">
            <text:p/>
          </draw:line>
          <draw:line draw:style-name="gr70" draw:text-style-name="P6" draw:layer="layout" svg:x1="11cm" svg:y1="5.1cm" svg:x2="10.8cm" svg:y2="5.1cm">
            <text:p/>
          </draw:line>
          <draw:line draw:style-name="gr70" draw:text-style-name="P6" draw:layer="layout" svg:x1="11cm" svg:y1="5cm" svg:x2="10.8cm" svg:y2="5cm">
            <text:p/>
          </draw:line>
          <draw:line draw:style-name="gr70" draw:text-style-name="P6" draw:layer="layout" svg:x1="11cm" svg:y1="5.3cm" svg:x2="10.8cm" svg:y2="5.3cm">
            <text:p/>
          </draw:line>
          <draw:line draw:style-name="gr70" draw:text-style-name="P6" draw:layer="layout" svg:x1="11cm" svg:y1="5.6cm" svg:x2="10.8cm" svg:y2="5.6cm">
            <text:p/>
          </draw:line>
          <draw:line draw:style-name="gr70" draw:text-style-name="P6" draw:layer="layout" svg:x1="11cm" svg:y1="4.5cm" svg:x2="10.8cm" svg:y2="4.5cm">
            <text:p/>
          </draw:line>
          <draw:line draw:style-name="gr70" draw:text-style-name="P6" draw:layer="layout" svg:x1="11cm" svg:y1="4cm" svg:x2="10.8cm" svg:y2="4cm">
            <text:p/>
          </draw:line>
          <draw:line draw:style-name="gr70" draw:text-style-name="P6" draw:layer="layout" svg:x1="11cm" svg:y1="3.3cm" svg:x2="10.8cm" svg:y2="3.3cm">
            <text:p/>
          </draw:line>
          <draw:line draw:style-name="gr70" draw:text-style-name="P6" draw:layer="layout" svg:x1="11cm" svg:y1="3.6cm" svg:x2="10.8cm" svg:y2="3.6cm">
            <text:p/>
          </draw:line>
        </draw:g>
        <draw:g>
          <draw:line draw:style-name="gr70" draw:text-style-name="P6" draw:layer="layout" svg:x1="11.5cm" svg:y1="11cm" svg:x2="11.5cm" svg:y2="11.2cm">
            <text:p/>
          </draw:line>
          <draw:line draw:style-name="gr70" draw:text-style-name="P6" draw:layer="layout" svg:x1="12cm" svg:y1="11cm" svg:x2="12cm" svg:y2="11.2cm">
            <text:p/>
          </draw:line>
          <draw:line draw:style-name="gr70" draw:text-style-name="P6" draw:layer="layout" svg:x1="12.9cm" svg:y1="11cm" svg:x2="12.9cm" svg:y2="11.2cm">
            <text:p/>
          </draw:line>
          <draw:line draw:style-name="gr70" draw:text-style-name="P6" draw:layer="layout" svg:x1="13cm" svg:y1="11cm" svg:x2="13cm" svg:y2="11.2cm">
            <text:p/>
          </draw:line>
          <draw:line draw:style-name="gr70" draw:text-style-name="P6" draw:layer="layout" svg:x1="12.7cm" svg:y1="11cm" svg:x2="12.7cm" svg:y2="11.2cm">
            <text:p/>
          </draw:line>
          <draw:line draw:style-name="gr70" draw:text-style-name="P6" draw:layer="layout" svg:x1="12.4cm" svg:y1="11cm" svg:x2="12.4cm" svg:y2="11.2cm">
            <text:p/>
          </draw:line>
          <draw:line draw:style-name="gr70" draw:text-style-name="P6" draw:layer="layout" svg:x1="13.5cm" svg:y1="11cm" svg:x2="13.5cm" svg:y2="11.2cm">
            <text:p/>
          </draw:line>
          <draw:line draw:style-name="gr70" draw:text-style-name="P6" draw:layer="layout" svg:x1="14cm" svg:y1="11cm" svg:x2="14cm" svg:y2="11.2cm">
            <text:p/>
          </draw:line>
          <draw:line draw:style-name="gr70" draw:text-style-name="P6" draw:layer="layout" svg:x1="14.9cm" svg:y1="11cm" svg:x2="14.9cm" svg:y2="11.2cm">
            <text:p/>
          </draw:line>
          <draw:line draw:style-name="gr70" draw:text-style-name="P6" draw:layer="layout" svg:x1="15cm" svg:y1="11cm" svg:x2="15cm" svg:y2="11.2cm">
            <text:p/>
          </draw:line>
          <draw:line draw:style-name="gr70" draw:text-style-name="P6" draw:layer="layout" svg:x1="14.7cm" svg:y1="11cm" svg:x2="14.7cm" svg:y2="11.2cm">
            <text:p/>
          </draw:line>
          <draw:line draw:style-name="gr70" draw:text-style-name="P6" draw:layer="layout" svg:x1="14.4cm" svg:y1="11cm" svg:x2="14.4cm" svg:y2="11.2cm">
            <text:p/>
          </draw:line>
          <draw:line draw:style-name="gr70" draw:text-style-name="P6" draw:layer="layout" svg:x1="15.5cm" svg:y1="11cm" svg:x2="15.5cm" svg:y2="11.2cm">
            <text:p/>
          </draw:line>
          <draw:line draw:style-name="gr70" draw:text-style-name="P6" draw:layer="layout" svg:x1="16cm" svg:y1="11cm" svg:x2="16cm" svg:y2="11.2cm">
            <text:p/>
          </draw:line>
          <draw:line draw:style-name="gr70" draw:text-style-name="P6" draw:layer="layout" svg:x1="16.9cm" svg:y1="11cm" svg:x2="16.9cm" svg:y2="11.2cm">
            <text:p/>
          </draw:line>
          <draw:line draw:style-name="gr70" draw:text-style-name="P6" draw:layer="layout" svg:x1="17cm" svg:y1="11cm" svg:x2="17cm" svg:y2="11.2cm">
            <text:p/>
          </draw:line>
          <draw:line draw:style-name="gr70" draw:text-style-name="P6" draw:layer="layout" svg:x1="16.7cm" svg:y1="11cm" svg:x2="16.7cm" svg:y2="11.2cm">
            <text:p/>
          </draw:line>
          <draw:line draw:style-name="gr70" draw:text-style-name="P6" draw:layer="layout" svg:x1="16.4cm" svg:y1="11cm" svg:x2="16.4cm" svg:y2="11.2cm">
            <text:p/>
          </draw:line>
          <draw:line draw:style-name="gr70" draw:text-style-name="P6" draw:layer="layout" svg:x1="17.5cm" svg:y1="11cm" svg:x2="17.5cm" svg:y2="11.2cm">
            <text:p/>
          </draw:line>
          <draw:line draw:style-name="gr70" draw:text-style-name="P6" draw:layer="layout" svg:x1="18cm" svg:y1="11cm" svg:x2="18cm" svg:y2="11.2cm">
            <text:p/>
          </draw:line>
          <draw:line draw:style-name="gr70" draw:text-style-name="P6" draw:layer="layout" svg:x1="18.7cm" svg:y1="11cm" svg:x2="18.7cm" svg:y2="11.2cm">
            <text:p/>
          </draw:line>
          <draw:line draw:style-name="gr70" draw:text-style-name="P6" draw:layer="layout" svg:x1="18.4cm" svg:y1="11cm" svg:x2="18.4cm" svg:y2="11.2cm">
            <text:p/>
          </draw:line>
        </draw:g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1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1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2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29cm 6.4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1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1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72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5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72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2cm 6.4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2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5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6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7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8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0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1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8" draw:text-style-name="P1" draw:layer="layout" svg:x1="15cm" svg:y1="5cm" svg:x2="15cm" svg:y2="11cm">
          <text:p/>
        </draw:line>
        <draw:frame draw:style-name="gr82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3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4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5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6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3T20:08:01.464000000</dc:date>
    <meta:editing-duration>P2DT26M53S</meta:editing-duration>
    <meta:editing-cycles>103</meta:editing-cycles>
    <meta:generator>LibreOffice/7.1.4.2$Windows_X86_64 LibreOffice_project/a529a4fab45b75fefc5b6226684193eb000654f6</meta:generator>
    <meta:document-statistic meta:object-count="587"/>
  </office:meta>
</office:document-meta>
</file>